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rsid="0013ba26" officeooo:paragraph-rsid="0013ba26" style:font-size-asian="10pt" style:font-style-asian="italic" style:font-size-complex="10pt" style:font-style-complex="italic"/>
    </style:style>
    <style:style style:name="P2" style:family="paragraph" style:parent-style-name="Standard">
      <style:text-properties fo:font-weight="bold" officeooo:rsid="0021d3ec" officeooo:paragraph-rsid="003d9902" style:font-weight-asian="bold" style:font-weight-complex="bold"/>
    </style:style>
    <style:style style:name="P3" style:family="paragraph" style:parent-style-name="Standard">
      <style:text-properties officeooo:rsid="003117b1" officeooo:paragraph-rsid="003117b1"/>
    </style:style>
    <style:style style:name="P4" style:family="paragraph" style:parent-style-name="Standard">
      <style:text-properties officeooo:rsid="00231f47" officeooo:paragraph-rsid="003d9902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0pt" fo:font-style="normal" style:text-underline-style="none" fo:font-weight="normal" officeooo:rsid="00b22eba" officeooo:paragraph-rsid="00356189" style:font-size-asian="10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0pt" fo:font-style="normal" style:text-underline-style="none" fo:font-weight="normal" officeooo:rsid="00a9a4b0" officeooo:paragraph-rsid="00356189" style:font-size-asian="10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0pt" fo:font-style="normal" style:text-underline-style="none" fo:font-weight="normal" officeooo:rsid="00b60194" officeooo:paragraph-rsid="003b0dd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c95fac" officeooo:paragraph-rsid="00375cb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375cb6" officeooo:paragraph-rsid="00375cb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3b0ddd" officeooo:paragraph-rsid="003b0dd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b60194" officeooo:paragraph-rsid="003b0dd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b22eba" officeooo:paragraph-rsid="0035618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356189" officeooo:paragraph-rsid="0035618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bold" officeooo:rsid="00356189" officeooo:paragraph-rsid="0035618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solid" style:text-underline-width="auto" style:text-underline-color="font-color" fo:font-weight="bold" officeooo:rsid="003b0ddd" officeooo:paragraph-rsid="003b0dd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solid" style:text-underline-width="auto" style:text-underline-color="font-color" fo:font-weight="bold" officeooo:rsid="00356189" officeooo:paragraph-rsid="0035618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officeooo:rsid="00211404" officeooo:paragraph-rsid="003c05e5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fo:font-style="normal" style:text-underline-style="none" fo:font-weight="normal" officeooo:rsid="00842f24" officeooo:paragraph-rsid="0033187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fo:font-style="normal" style:text-underline-style="solid" style:text-underline-width="auto" style:text-underline-color="font-color" fo:font-weight="bold" officeooo:rsid="00356189" officeooo:paragraph-rsid="00356189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b22eba" officeooo:paragraph-rsid="0035618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356189" officeooo:paragraph-rsid="0035618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b60194" officeooo:paragraph-rsid="003b0dd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font-size="12pt" officeooo:paragraph-rsid="00356189" style:font-size-asian="12pt" style:font-size-complex="12pt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2pt" officeooo:rsid="00375cb6" officeooo:paragraph-rsid="00375cb6" style:font-size-asian="12pt" style:font-size-complex="12pt"/>
    </style:style>
    <style:style style:name="P26" style:family="paragraph" style:parent-style-name="Standard">
      <style:text-properties officeooo:paragraph-rsid="003c05e5"/>
    </style:style>
    <style:style style:name="P27" style:family="paragraph" style:parent-style-name="Standard">
      <style:text-properties officeooo:rsid="002a9310" officeooo:paragraph-rsid="003c05e5"/>
    </style:style>
    <style:style style:name="P28" style:family="paragraph" style:parent-style-name="Standard">
      <style:text-properties officeooo:rsid="0018f136" officeooo:paragraph-rsid="003c05e5"/>
    </style:style>
    <style:style style:name="P29" style:family="paragraph" style:parent-style-name="Standard">
      <style:text-properties officeooo:rsid="001a8b96" officeooo:paragraph-rsid="003c05e5"/>
    </style:style>
    <style:style style:name="P30" style:family="paragraph" style:parent-style-name="Standard">
      <style:text-properties officeooo:rsid="00211404" officeooo:paragraph-rsid="003c05e5"/>
    </style:style>
    <style:style style:name="P31" style:family="paragraph" style:parent-style-name="Standard">
      <style:text-properties officeooo:rsid="00277c0c" officeooo:paragraph-rsid="003d9902"/>
    </style:style>
    <style:style style:name="P3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6189" style:font-weight-asian="bold" style:font-weight-complex="bold"/>
    </style:style>
    <style:style style:name="T3" style:family="text">
      <style:text-properties fo:font-weight="bold" officeooo:rsid="003b0ddd" style:font-weight-asian="bold" style:font-weight-complex="bold"/>
    </style:style>
    <style:style style:name="T4" style:family="text">
      <style:text-properties fo:font-weight="bold" officeooo:rsid="003d9902" style:font-weight-asian="bold" style:font-weight-complex="bold"/>
    </style:style>
    <style:style style:name="T5" style:family="text">
      <style:text-properties fo:font-weight="bold" officeooo:rsid="0021d3ec" style:font-weight-asian="bold" style:font-weight-complex="bold"/>
    </style:style>
    <style:style style:name="T6" style:family="text">
      <style:text-properties fo:font-weight="bold" officeooo:rsid="001bbbd5" style:font-weight-asian="bold" style:font-weight-complex="bold"/>
    </style:style>
    <style:style style:name="T7" style:family="text">
      <style:text-properties fo:font-weight="bold" officeooo:rsid="001d0f16" style:font-weight-asian="bold" style:font-weight-complex="bold"/>
    </style:style>
    <style:style style:name="T8" style:family="text">
      <style:text-properties fo:font-weight="bold" officeooo:rsid="001fb0bc" style:font-weight-asian="bold" style:font-weight-complex="bold"/>
    </style:style>
    <style:style style:name="T9" style:family="text">
      <style:text-properties officeooo:rsid="00231f47"/>
    </style:style>
    <style:style style:name="T10" style:family="text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font-name="Times New Roman" fo:font-style="normal" style:text-underline-style="none" fo:font-weight="normal" officeooo:rsid="00356189" style:font-style-asian="normal" style:font-weight-asian="normal" style:font-style-complex="normal" style:font-weight-complex="normal"/>
    </style:style>
    <style:style style:name="T12" style:family="text">
      <style:text-properties fo:color="#000000" style:font-name="Times New Roman" fo:font-style="normal" style:text-underline-style="none" fo:font-weight="normal" officeooo:rsid="00c67820" style:font-style-asian="normal" style:font-weight-asian="normal" style:font-style-complex="normal" style:font-weight-complex="normal"/>
    </style:style>
    <style:style style:name="T13" style:family="text">
      <style:text-properties fo:color="#000000" style:font-name="Times New Roman" fo:font-style="normal" style:text-underline-style="none" fo:font-weight="normal" officeooo:rsid="00375cb6" style:font-style-asian="normal" style:font-weight-asian="normal" style:font-style-complex="normal" style:font-weight-complex="normal"/>
    </style:style>
    <style:style style:name="T14" style:family="text">
      <style:text-properties fo:color="#000000" style:font-name="Times New Roman" fo:font-style="normal" style:text-underline-style="none" fo:font-weight="bold" officeooo:rsid="00c67820" style:font-style-asian="normal" style:font-weight-asian="bold" style:font-style-complex="normal" style:font-weight-complex="bold"/>
    </style:style>
    <style:style style:name="T15" style:family="text">
      <style:text-properties fo:color="#000000" style:font-name="Times New Roman" fo:font-style="normal" style:text-underline-style="none" fo:font-weight="bold" officeooo:rsid="00375cb6" style:font-style-asian="normal" style:font-weight-asian="bold" style:font-style-complex="normal" style:font-weight-complex="bold"/>
    </style:style>
    <style:style style:name="T16" style:family="text">
      <style:text-properties fo:color="#000000" style:font-name="Times New Roman" fo:font-style="normal" style:text-underline-style="none" fo:font-weight="bold" officeooo:rsid="00356189" style:font-style-asian="normal" style:font-weight-asian="bold" style:font-style-complex="normal" style:font-weight-complex="bold"/>
    </style:style>
    <style:style style:name="T17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ff0000" style:text-underline-style="solid" style:text-underline-width="auto" style:text-underline-color="font-color" fo:font-weight="bold" officeooo:rsid="0032aa78" style:font-weight-asian="bold" style:font-weight-complex="bold"/>
    </style:style>
    <style:style style:name="T19" style:family="text">
      <style:text-properties officeooo:rsid="00356189"/>
    </style:style>
    <style:style style:name="T20" style:family="text">
      <style:text-properties officeooo:rsid="003b0ddd"/>
    </style:style>
    <style:style style:name="T21" style:family="text">
      <style:text-properties officeooo:rsid="001bbbd5"/>
    </style:style>
    <style:style style:name="T22" style:family="text">
      <style:text-properties officeooo:rsid="003d9902"/>
    </style:style>
    <style:style style:name="T23" style:family="text">
      <style:text-properties officeooo:rsid="003fe086"/>
    </style:style>
    <style:style style:name="T24" style:family="text">
      <style:text-properties officeooo:rsid="0041af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UMNO:</text:p>
      <text:p text:style-name="P3"><text:span text:style-name="T17">Responder a las siguientes preguntas ( 0,</text:span><text:span text:style-name="T18">3</text:span><text:span text:style-name="T17"> puntos cada pregunta)</text:span></text:p>
      <text:p text:style-name="P3"/>
      <text:p text:style-name="P27"><text:span text:style-name="T1">1.- ¿Cómo podemos determinar cuando termina un hilo?</text:span></text:p>
      <text:p text:style-name="P28"><text:span text:style-name="T1">2.- ¿Cuales son las herramientas para manejar la concurrencia?</text:span></text:p>
      <text:p text:style-name="P29"><text:span text:style-name="T1">3.- </text:span><text:span text:style-name="T6">Que objetivo tiene la planificación de hilos</text:span></text:p>
      <text:p text:style-name="P26"><text:span text:style-name="T7">4.- ¿Cuál es la forma de comunicarse principalmente los hilos?</text:span></text:p>
      <text:p text:style-name="P26"><text:span text:style-name="T4">5</text:span><text:span text:style-name="T8">.- ¿Cuando se produce una inconsistencia de memoria?</text:span><text:span text:style-name="T24"> </text:span></text:p>
      <text:p text:style-name="P17"><text:span text:style-name="T4">6</text:span><text:span text:style-name="T1">.- ¿Cuales son los posibles estados de un hilo?</text:span></text:p>
      <text:p text:style-name="P17"><text:span text:style-name="T4">7</text:span><text:span text:style-name="T1">.- </text:span><text:span text:style-name="T5">¿Cuales son las operaciones básicas que se pueden realizar con un hilo?</text:span></text:p>
      <text:p text:style-name="P31"><text:span text:style-name="T4">8</text:span><text:span text:style-name="T1">.- ¿Qué indica el valor negativo de un semáforo?</text:span></text:p>
      <text:p text:style-name="P2"><text:span text:style-name="T22">9</text:span>.- ¿Cuales son los problemas derivados de <text:span text:style-name="T9">la sincronización?</text:span></text:p>
      <text:p text:style-name="P4"><text:span text:style-name="T4">10</text:span><text:span text:style-name="T1">.- ¿Cuales son los mecanismos de sincronización?</text:span></text:p>
      <text:p text:style-name="Standard"><text:tab/></text:p>
      <text:p text:style-name="P19"/>
      <text:p text:style-name="P20">Ejercicio 1 <text:span text:style-name="T22">(2,5 puntos)</text:span></text:p>
      <text:p text:style-name="P12">Crea la clase <text:span text:style-name="T1">MatarHilo </text:span>que extienda a Thread. Esta clase tiene dos métodos :</text:p>
      <text:list xml:id="list176081676" text:style-name="L1">
        <text:list-item>
          <text:p text:style-name="P21"><text:span text:style-name="T1">run()</text:span> : que preguntará si el hilo está parado y mientras el hilo esté lanzado , escribirá un mensaje.</text:p>
        </text:list-item>
        <text:list-item>
          <text:p text:style-name="P21"><text:span text:style-name="T2">m</text:span><text:span text:style-name="T1">ain()</text:span>: Creará un objeto de la clase MatarHilo y lo lanzará , esperará un tiempo sin hacer nada y transcurrido este tiempo matará al hilo <text:span text:style-name="T19">invocando al método pararHilo().</text:span></text:p>
        </text:list-item>
      </text:list>
      <text:p text:style-name="P5"/>
      <text:p text:style-name="P6"/>
      <text:p text:style-name="P16">Ejercicio 2 (Bloqueo de hilos) <text:s/><text:span text:style-name="T22">(3 puntos)</text:span></text:p>
      <text:p text:style-name="P13">Este ejercicio estará compuesto por tres clases:</text:p>
      <text:list xml:id="list2735866755" text:style-name="L2">
        <text:list-item>
          <text:p text:style-name="P22">Clase ObjetoCompartido</text:p>
        </text:list-item>
        <text:list-item>
          <text:p text:style-name="P22">Clase BloqueoHilo</text:p>
        </text:list-item>
        <text:list-item>
          <text:p text:style-name="P22">Clase HiloCadena</text:p>
        </text:list-item>
      </text:list>
      <text:p text:style-name="P14"/>
      <text:list xml:id="list2886972998" text:style-name="L3">
        <text:list-item>
          <text:p text:style-name="P24"><text:span text:style-name="T11">Clase </text:span><text:span text:style-name="T14">ObjetoCompartido</text:span><text:span text:style-name="T12"> , esta clase </text:span><text:span text:style-name="T11">contiene el</text:span><text:span text:style-name="T12"> método “</text:span><text:span text:style-name="T14">PintaCadena</text:span><text:span text:style-name="T15">()</text:span><text:span text:style-name="T12">” que recibe un String y lo </text:span><text:span text:style-name="T11">muestra por pantalla.</text:span></text:p>
        </text:list-item>
        <text:list-item>
          <text:p text:style-name="P24"><text:span text:style-name="T11">Clase </text:span><text:span text:style-name="T16">BloqueoHilos</text:span><text:span text:style-name="T11"> , esta clase contiene el main() , en el que se crea un objeto de la clase ObjetoCompartido que será compartido por </text:span><text:span text:style-name="T13">tres</text:span><text:span text:style-name="T11"> hilos de la clase HiloCadena. Los hilos usarán el método del objeto compartido para mostrar por pantalla una cadena que será enviada al crear el hilo </text:span><text:bookmark-start text:name="__DdeLink__224_1856764255"/><text:span text:style-name="T11">( new HiloCadena(objetoCompartido, cadena)</text:span><text:bookmark-end text:name="__DdeLink__224_1856764255"/><text:span text:style-name="T11">).</text:span></text:p>
        </text:list-item>
        <text:list-item>
          <text:p text:style-name="P25"><text:span text:style-name="T11">C</text:span><text:span text:style-name="T10">lase HiloCadena que extiende a Thread. Contiene el método run() en el que se invoca al método PintaCadena() del objeto compartido dentro de un bucle for. </text:span></text:p>
        </text:list-item>
      </text:list>
      <text:p text:style-name="P9"/>
      <text:p text:style-name="P9">El objetivo es mostrar de forma alternativa dos cadenas que inicializa cada uno de los tres hilos que que la salida generada deberá ser:</text:p>
      <text:p text:style-name="P9"/>
      <text:p text:style-name="P9">Ejecutando hilo 1</text:p>
      <text:p text:style-name="P9">Ejecutando hilo 2</text:p>
      <text:p text:style-name="P9">Ejecutando hilo 3</text:p>
      <text:p text:style-name="P9">Ejecutando hilo 1</text:p>
      <text:p text:style-name="P9">. . . . . . . . . .</text:p>
      <text:p text:style-name="P9">Realizarlo mediante bloques sincronizados.</text:p>
      <text:p text:style-name="P9"><text:soft-page-break/>Para mantener una cierta coordinación entre los hilos, usar los métodos wait(), notify() y notifyAll() dentro del bloque sincronizado.</text:p>
      <text:p text:style-name="P9"/>
      <text:p text:style-name="P8"/>
      <text:p text:style-name="P8"/>
      <text:p text:style-name="P15">Ejercicio 3 <text:span text:style-name="T22">(2,5 puntos)</text:span></text:p>
      <text:p text:style-name="P10"/>
      <text:p text:style-name="P11">Este programa <text:s/>tendrá la clase EjemploInterrupciones que tendrá los siguientes métodos:</text:p>
      <text:list xml:id="list2221729467" text:style-name="L4">
        <text:list-item>
          <text:p text:style-name="P23"><text:span text:style-name="T1">run()</text:span>: Que testeará si el hilo está interrumpido y en caso contrario escribirá un mensaje y esperará un tiempo. Este método debe de capturar la interrupción InterruptedException , escribiendo el mensaje <text:bookmark-start text:name="__DdeLink__237_1856764255"/>“HA OCURRIDO UNA EXCEPCIÓN”<text:bookmark-end text:name="__DdeLink__237_1856764255"/> cuando el hilo finalice deberá escribir el mensaje “FIN HILO”.</text:p>
        </text:list-item>
        <text:list-item>
          <text:p text:style-name="P23"><text:span text:style-name="T1">Interrumpir()</text:span> : cuando se llame a este método, se tiene que interrumpir la ejecución del hilo.</text:p>
        </text:list-item>
        <text:list-item>
          <text:p text:style-name="P23"><text:span text:style-name="T3">m</text:span><text:span text:style-name="T1">ain()</text:span> : creará un objeto de la clase EjemploInterrupciones , lanzará el hilo , esperará un tiempo sin hacer nada e interrumpirá el hilo, cuando ocurra esto se debe lanzar la interrupción “InterruptedException”, <text:span text:style-name="T20">que informará del lanzamiento de la interrupción</text:span></text:p>
        </text:list-item>
      </text:list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13ba26" officeooo:paragraph-rsid="0013ba26" style:font-size-asian="10pt" style:font-style-asian="italic" style:font-size-complex="10pt" style:font-style-complex="italic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.F.G.S. D.A.M<text:tab/><text:tab/>I.E.S. El Majuelo</text:p>
        <text:p text:style-name="MP1"><draw:line text:anchor-type="paragraph" draw:z-index="1" draw:name="Forma1" draw:style-name="Mgr1" draw:text-style-name="MP2" svg:x1="-0.03cm" svg:y1="0.512cm" svg:x2="16.972cm" svg:y2="0.512cm"><text:p/></draw:line>Programación de Servicios y Procesos <text:s text:c="4"/>Control 1ª Evaluación: <text:s/>Hilos <text:s text:c="2"/><text:tab/> Fecha: <text:s/>9/12/2020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8:30:31.574000000</meta:creation-date>
    <dc:date>2021-11-08T18:37:26.608709206</dc:date>
    <meta:editing-duration>PT2H38M18S</meta:editing-duration>
    <meta:editing-cycles>20</meta:editing-cycles>
    <meta:generator>LibreOffice/6.2.8.2$Linux_X86_64 LibreOffice_project/20$Build-2</meta:generator>
    <meta:print-date>2020-12-16T09:31:10.380000000</meta:print-date>
    <meta:document-statistic meta:table-count="0" meta:image-count="0" meta:object-count="0" meta:page-count="2" meta:paragraph-count="41" meta:word-count="499" meta:character-count="3053" meta:non-whitespace-character-count="2589"/>
  </office:meta>
</office:document-meta>
</file>